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445639" officeooo:paragraph-rsid="00445639"/>
    </style:style>
    <style:style style:name="P2" style:family="paragraph" style:parent-style-name="Text_20_body">
      <style:text-properties officeooo:rsid="001cfa27" officeooo:paragraph-rsid="002914e2"/>
    </style:style>
    <style:style style:name="P3" style:family="paragraph" style:parent-style-name="Text_20_body">
      <style:text-properties officeooo:rsid="002790c7" officeooo:paragraph-rsid="002914e2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381dfc" officeooo:paragraph-rsid="00381dfc"/>
    </style:style>
    <style:style style:name="P6" style:family="paragraph" style:parent-style-name="Text_20_body">
      <style:paragraph-properties fo:text-align="start" style:justify-single-word="false"/>
      <style:text-properties officeooo:paragraph-rsid="00381dfc"/>
    </style:style>
    <style:style style:name="P7" style:family="paragraph" style:parent-style-name="Heading_20_1">
      <style:paragraph-properties fo:text-align="center" style:justify-single-word="false"/>
      <style:text-properties officeooo:rsid="001ac55b" officeooo:paragraph-rsid="001ac55b"/>
    </style:style>
    <style:style style:name="P8" style:family="paragraph" style:parent-style-name="Text_20_body">
      <style:paragraph-properties fo:text-align="start" style:justify-single-word="false"/>
      <style:text-properties officeooo:rsid="00362d62" officeooo:paragraph-rsid="0037b3bd"/>
    </style:style>
    <style:style style:name="P9" style:family="paragraph" style:parent-style-name="Text_20_body">
      <style:text-properties officeooo:rsid="002790c7" officeooo:paragraph-rsid="002914e2"/>
    </style:style>
    <style:style style:name="P10" style:family="paragraph" style:parent-style-name="Text_20_body">
      <style:paragraph-properties fo:text-align="start" style:justify-single-word="false"/>
      <style:text-properties officeooo:rsid="00381dfc" officeooo:paragraph-rsid="00381dfc"/>
    </style:style>
    <style:style style:name="P11" style:family="paragraph" style:parent-style-name="Text_20_body">
      <style:paragraph-properties fo:text-align="start" style:justify-single-word="false"/>
      <style:text-properties officeooo:paragraph-rsid="00381dfc"/>
    </style:style>
    <style:style style:name="P12" style:family="paragraph" style:parent-style-name="Text_20_body">
      <style:text-properties officeooo:rsid="001cfa27" officeooo:paragraph-rsid="002914e2"/>
    </style:style>
    <style:style style:name="P13" style:family="paragraph" style:parent-style-name="Text_20_body">
      <style:paragraph-properties fo:text-align="start" style:justify-single-word="false"/>
      <style:text-properties officeooo:rsid="00362d62" officeooo:paragraph-rsid="0037b3bd"/>
    </style:style>
    <style:style style:name="P14" style:family="paragraph" style:parent-style-name="Text_20_body">
      <style:text-properties officeooo:paragraph-rsid="0048b20d"/>
    </style:style>
    <style:style style:name="P15" style:family="paragraph" style:parent-style-name="Text_20_body">
      <style:paragraph-properties fo:text-align="center" style:justify-single-word="false"/>
      <style:text-properties officeooo:rsid="004a0bbe" officeooo:paragraph-rsid="004a0bbe"/>
    </style:style>
    <style:style style:name="P16" style:family="paragraph" style:parent-style-name="Text_20_body">
      <style:text-properties officeooo:paragraph-rsid="004f7bf3"/>
    </style:style>
    <style:style style:name="P17" style:family="paragraph" style:parent-style-name="Text_20_body">
      <style:text-properties officeooo:rsid="004f7bf3" officeooo:paragraph-rsid="005218e0"/>
    </style:style>
    <style:style style:name="P18" style:family="paragraph" style:parent-style-name="Text_20_body">
      <style:text-properties officeooo:rsid="00508c1e" officeooo:paragraph-rsid="00508c1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1ac55b" officeooo:paragraph-rsid="001ac55b"/>
    </style:style>
    <style:style style:name="P21" style:family="paragraph" style:parent-style-name="Heading_20_1">
      <style:paragraph-properties fo:text-align="center" style:justify-single-word="false"/>
      <style:text-properties officeooo:rsid="00445639" officeooo:paragraph-rsid="00445639"/>
    </style:style>
    <style:style style:name="T1" style:family="text">
      <style:text-properties officeooo:rsid="001cfa27"/>
    </style:style>
    <style:style style:name="T2" style:family="text">
      <style:text-properties officeooo:rsid="002914e2"/>
    </style:style>
    <style:style style:name="T3" style:family="text">
      <style:text-properties officeooo:rsid="002fa60e"/>
    </style:style>
    <style:style style:name="T4" style:family="text">
      <style:text-properties officeooo:rsid="00381dfc"/>
    </style:style>
    <style:style style:name="T5" style:family="text">
      <style:text-properties officeooo:rsid="0036a8c2"/>
    </style:style>
    <style:style style:name="T6" style:family="text">
      <style:text-properties officeooo:rsid="001cfa27"/>
    </style:style>
    <style:style style:name="T7" style:family="text">
      <style:text-properties officeooo:rsid="002914e2"/>
    </style:style>
    <style:style style:name="T8" style:family="text">
      <style:text-properties officeooo:rsid="002fa60e"/>
    </style:style>
    <style:style style:name="T9" style:family="text">
      <style:text-properties officeooo:rsid="0036a8c2"/>
    </style:style>
    <style:style style:name="T10" style:family="text">
      <style:text-properties officeooo:rsid="00381dfc"/>
    </style:style>
    <style:style style:name="T11" style:family="text">
      <style:text-properties officeooo:rsid="00462da6"/>
    </style:style>
    <style:style style:name="T12" style:family="text">
      <style:text-properties officeooo:rsid="004a0bbe"/>
    </style:style>
    <style:style style:name="T13" style:family="text">
      <style:text-properties officeooo:rsid="004ce122"/>
    </style:style>
    <style:style style:name="T14" style:family="text">
      <style:text-properties officeooo:rsid="004e0890"/>
    </style:style>
    <style:style style:name="T15" style:family="text">
      <style:text-properties officeooo:rsid="004f7bf3"/>
    </style:style>
    <style:style style:name="T16" style:family="text">
      <style:text-properties officeooo:rsid="005085a2"/>
    </style:style>
    <style:style style:name="T17" style:family="text">
      <style:text-properties officeooo:rsid="00508c1e"/>
    </style:style>
  </office:automatic-styles>
  <office:body>
    <office:text>
      <office:forms form:automatic-focus="false" form:apply-design-mode="false"/>
      <text:tracked-changes>
        <text:changed-region xml:id="ct93904880850464" text:id="ct93904880850464">
          <text:deletion>
            <office:change-info>
              <dc:creator>Autor desconhecido</dc:creator>
              <dc:date>2018-10-18T20:43:24</dc:date>
            </office:change-info>
            <text:h text:style-name="P1" text:outline-level="1"><text:span text:style-name="T1">Arquitetura da </text:span>Regressão Logística</text:h>
            <text:p text:style-name="P2"><text:tab/><text:span text:style-name="T2">A regressão logística construída possui uma camada de dropout entre a entrada e a saída, utiliza softmax como função de ativação e erro quadrado médio como métrica de erro. Em todas as épocas de treino, a otimização empregada foi o gradient descent padrão com 0.001 de taxa de aprendizado. Além disso, a taxa de aprendizado decresce exponencialmente conforme um determinado número de batches é alimentado ao modelo.</text:span></text:p>
            <text:p text:style-name="P2"><text:tab/>Diversas configurações de determinados hiperparâmetros foram testadas, foram estas: taxa de decaimento da taxa de aprendizado; número de batches vistos antes de cada decaimento; probabilidade de manter o valor de <text:span text:style-name="T3">uma </text:span>entrada da camada de dropout. Os possíveis valores para o primeiro hiperparâmetro foram: 0.91, 0.92, 0.93, 0.94, 0.95 e 0.96. Para o segundo: 250, 300, 350 e 400. Para o último: 0.5, 0.7, 0.9 e 1 (ausência de dropout).</text:p>
            <text:p text:style-name="P3"><text:tab/>Após todas as possíveis combinações entre essas configurações terem sido treinadas por 500 épocas, observou-se que a melhor dentre elas é a seguinte: taxa de decaimento de 0.95; 300 batches antes de cada decaimento; probabilidade de 0.5 de manter o valor de uma entrada da camada de dropout. Essa combinação alcançou uma acurácia de 89.9% no conjunto de validação.</text:p>
            <text:h text:style-name="P4" text:outline-level="1"><text:span text:style-name="T1">Arquitetura do </text:span>Multilayer Perceptron</text:h>
            <text:p text:style-name="P5"><text:tab/>O multilayer perceptron construído utiliza softmax cross entropy como métrica de erro e possui uma camada interna com 400 nós, uma camada de saída e uma camada de dropout entre a entrada e a camada interna. As camadas interna e de saída utilizam reLU e softmax respectivamente como função de ativação. Em todas as épocas de treino, a otimização empregada foi o gradient descent padrão com decrescimento exponencial da taxa de aprendizado.</text:p>
            <text:p text:style-name="P6"><text:span text:style-name="T4"><text:tab/>A taxa de aprendizado utilizada foi 5, e essa decai exponencialmente por um fator de 0.88 a cada 200 batches utilizados no treino. A camada de dropout entre a entrada e a camada interna possui uma probabilidade de 0.5 de preservar um valor da entrada.</text:span></text:p>
            <text:h text:style-name="P7" text:outline-level="1">Resultados</text:h>
            <text:p text:style-name="P8">Em 2000 épocas de treino, os melhores modelos de regressão logística e multilayer perceptron <text:span text:style-name="T5">alcançaram 88.3% e 93.3% de acurácia respectivamente em seus conjuntos de validação.</text:span></text:p>
            <text:h text:style-name="P1" text:outline-level="1"/>
          </text:deletion>
        </text:changed-region>
        <text:changed-region xml:id="ct93904925828864" text:id="ct93904925828864">
          <text:insertion>
            <office:change-info>
              <dc:creator>Autor desconhecido</dc:creator>
              <dc:date>2018-10-18T20:43:56</dc:date>
            </office:change-info>
          </text:insertion>
        </text:changed-region>
        <text:changed-region xml:id="ct93904952103200" text:id="ct93904952103200">
          <text:insertion>
            <office:change-info>
              <dc:creator>Autor desconhecido</dc:creator>
              <dc:date>2018-10-18T20:49:55</dc:date>
            </office:change-info>
          </text:insertion>
        </text:changed-region>
        <text:changed-region xml:id="ct93904952078512" text:id="ct93904952078512">
          <text:insertion>
            <office:change-info>
              <dc:creator>Autor desconhecido</dc:creator>
              <dc:date>2018-10-18T20:51:08</dc:date>
            </office:change-info>
          </text:insertion>
        </text:changed-region>
        <text:changed-region xml:id="ct93904860931872" text:id="ct93904860931872">
          <text:insertion>
            <office:change-info>
              <dc:creator>Autor desconhecido</dc:creator>
              <dc:date>2018-10-18T20:50:02</dc:date>
            </office:change-info>
          </text:insertion>
        </text:changed-region>
        <text:changed-region xml:id="ct93904952177696" text:id="ct93904952177696">
          <text:insertion>
            <office:change-info>
              <dc:creator>Autor desconhecido</dc:creator>
              <dc:date>2018-10-18T20:51:22</dc:date>
            </office:change-info>
          </text:insertion>
        </text:changed-region>
        <text:changed-region xml:id="ct93904883412896" text:id="ct93904883412896">
          <text:insertion>
            <office:change-info>
              <dc:creator>Autor desconhecido</dc:creator>
              <dc:date>2018-10-18T20:55:23</dc:date>
            </office:change-info>
          </text:insertion>
        </text:changed-region>
        <text:changed-region xml:id="ct93904863185696" text:id="ct93904863185696">
          <text:insertion>
            <office:change-info>
              <dc:creator>Autor desconhecido</dc:creator>
              <dc:date>2018-10-18T21:00:26</dc:date>
            </office:change-info>
          </text:insertion>
        </text:changed-region>
        <text:changed-region xml:id="ct93904926622224" text:id="ct93904926622224">
          <text:insertion>
            <office:change-info>
              <dc:creator>Autor desconhecido</dc:creator>
              <dc:date>2018-10-18T20:44:00</dc:date>
            </office:change-info>
          </text:insertion>
        </text:changed-region>
        <text:changed-region xml:id="ct93904951994720" text:id="ct93904951994720">
          <text:insertion>
            <office:change-info>
              <dc:creator>Autor desconhecido</dc:creator>
              <dc:date>2018-10-18T21:05:36</dc:date>
            </office:change-info>
          </text:insertion>
        </text:changed-region>
        <text:changed-region xml:id="ct93904864139568" text:id="ct93904864139568">
          <text:insertion>
            <office:change-info>
              <dc:creator>Autor desconhecido</dc:creator>
              <dc:date>2018-10-18T2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93904880850464"/><text:change-start text:change-id="ct93904925828864"/>Definições<text:change-end text:change-id="ct93904925828864"/><text:change-start text:change-id="ct93904952103200"/></text:h>
      <text:p text:style-name="Text_20_body"><text:change-end text:change-id="ct93904952103200"/><text:change-start text:change-id="ct93904952078512"/>Alguns termos serão definidos p<text:change-end text:change-id="ct93904952078512"/><text:change-start text:change-id="ct93904860931872"/>reliminarmente à explicação dos modelos implementados<text:change-end text:change-id="ct93904860931872"/><text:change-start text:change-id="ct93904952177696"/> e seus resultados. “keep_prob” é a probabilidade de uma camada de dropout preservar qualquer uma de suas entradas<text:change-end text:change-id="ct93904952177696"/><text:change-start text:change-id="ct93904883412896"/>. “<text:span text:style-name="T11">decay_rate” é a taxa de decaimento exponencial do learning rate </text:span><text:change-end text:change-id="ct93904883412896"/><text:change-start text:change-id="ct93904863185696"/><text:span text:style-name="T11">e “decay_steps” o número de batches que devem ser alimentados ao modelo antes de cada decaimento.</text:span><text:change-end text:change-id="ct93904863185696"/><text:change-start text:change-id="ct93904926622224"/></text:p>
      <text:h text:style-name="P4" text:outline-level="1">Regressão Logística</text:h>
      <text:p text:style-name="P16">A regressão logística <text:span text:style-name="T15">implementada</text:span> possui <text:span text:style-name="T15">uma camada de saída que utiliza softmax como função de ativação e uma camada de dropout entre a entrada e a saída. A métrica de erro escolhida foi o erro quadrado médio e o otimizador utilizado foi o gradient descent. O learning rate inicial de 0.001 decresce exponencialmente conforme um determinado número de mini-batches é alimentado do modelo.</text:span></text:p>
      <text:p text:style-name="P17"><text:span text:style-name="T16">Todas as combinações entre possíveis valores dos seguintes </text:span>hiperparâmetros <text:span text:style-name="T16">foram testadas</text:span>: decay_rate; decay_steps; keep_prob. <text:span text:style-name="T17">Os possíveis valores para o decay_rate foram 0.91, 0.92, 0.93, 0.94, 0.95 e 0.96; para o decay_steps 250, 300, 350 e 400; para o keep_prob 0.5, 0.7, 0.9 e 1.0 (ausência de dropout). Após os modelos ajustados a todas essas possíveis combinações terem sido treinados por 500 épocas, observou-se que o melhor dentre eles possuía 0.95 de decay_rate, decay_steps de 300 e keep_prob de 0.5, alcançando uma acurácia de 89.9% no conjunto de validação.</text:span></text:p>
      <text:h text:style-name="P4" text:outline-level="1">Multilayer Perceptron</text:h>
      <text:p text:style-name="P15">O multilayer perceptron <text:span text:style-name="T14">implementado</text:span> possui uma camada de saída que utiliza softmax como função de ativação e uma interna com 400 nós que utiliza reLU. Ademais, há uma camada de dropout com keep_prob de 0.5 entre a entrada e a camada interna. <text:span text:style-name="T13">A métrica de erro escolhida foi o softmax cross entropy e o</text:span> otimizador utilizado foi o gradient descent. <text:span text:style-name="T13">O learning rate inicial de 5.0 decresce exponencialmente a um fator de 0.88 a cada 200 mini-batches que são alimentados ao modelo.</text:span></text:p>
      <text:h text:style-name="P4" text:outline-level="1">Treino</text:h>
      <text:p text:style-name="P14">Para ambos os modelos, 80% dos dados rotulados foram utilizados para treino e o restante para validação. Além disso, ambos foram treinados <text:span text:style-name="T12">com</text:span> mini-batches de tamanho 500. </text:p>
      <text:h text:style-name="P4" text:outline-level="1">Resultados<text:change-end text:change-id="ct93904926622224"/><text:change-start text:change-id="ct93904951994720"/></text:h>
      <text:p text:style-name="Text_20_body">Em 2000 épocas de treino, os melhores modelos de regressão logística e multilayer per<text:change-end text:change-id="ct93904951994720"/><text:change-start text:change-id="ct93904864139568"/>ceptron alcançaram 88.3% e 93.3% de acurácia respectivamente em seus conjuntos de validação.<text:change-end text:change-id="ct939048641395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22:05.674607647</meta:creation-date>
    <meta:generator>LibreOffice/6.0.6.2$Linux_X86_64 LibreOffice_project/00m0$Build-2</meta:generator>
    <dc:date>2018-10-18T22:56:02.212415776</dc:date>
    <meta:editing-duration>PT13H40M39S</meta:editing-duration>
    <meta:editing-cycles>21</meta:editing-cycles>
    <meta:document-statistic meta:table-count="0" meta:image-count="0" meta:object-count="0" meta:page-count="1" meta:paragraph-count="11" meta:word-count="347" meta:character-count="2214" meta:non-whitespace-character-count="1877"/>
  </office:meta>
</office:document-meta>
</file>